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0858in" svg:y="2.8051in">
            <draw:object draw:notify-on-update-of-ranges="Sheet1.C2:Sheet1.H2 Sheet1.A1:Sheet1.A1 Sheet1.C3:Sheet1.H3 Sheet1.C8:Sheet1.H8 Sheet1.A7:Sheet1.A7 Sheet1.C9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508in" svg:y="0.0394in">
            <draw:object draw:notify-on-update-of-ranges="Sheet1.A1:Sheet1.A1 Sheet1.C4:Sheet1.H4 Sheet1.C2:Sheet1.H2 Sheet1.A7:Sheet1.A7 Sheet1.C10:Sheet1.H10 Sheet1.C8:Sheet1.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DOF</text:p>
          </table:table-cell>
          <table:table-cell office:value-type="float" office:value="125" calcext:value-type="float">
            <text:p>125</text:p>
          </table:table-cell>
          <table:table-cell office:value-type="float" office:value="613" calcext:value-type="float">
            <text:p>613</text:p>
          </table:table-cell>
          <table:table-cell office:value-type="float" office:value="3273" calcext:value-type="float">
            <text:p>3273</text:p>
          </table:table-cell>
          <table:table-cell office:value-type="float" office:value="15781" calcext:value-type="float">
            <text:p>15781</text:p>
          </table:table-cell>
          <table:table-cell office:value-type="float" office:value="69789" calcext:value-type="float">
            <text:p>69789</text:p>
          </table:table-cell>
          <table:table-cell office:value-type="float" office:value="294353" calcext:value-type="float">
            <text:p>294353</text:p>
          </table:table-cell>
        </table:table-row>
        <table:table-row table:style-name="ro1">
          <table:table-cell/>
          <table:table-cell office:value-type="string" calcext:value-type="string">
            <text:p>LOG_DOF</text:p>
          </table:table-cell>
          <table:table-cell table:formula="of:=LOG10([.C1])" office:value-type="float" office:value="2.09691001300806" calcext:value-type="float">
            <text:p>2.09691001300806</text:p>
          </table:table-cell>
          <table:table-cell table:formula="of:=LOG10([.D1])" office:value-type="float" office:value="2.78746047451842" calcext:value-type="float">
            <text:p>2.78746047451842</text:p>
          </table:table-cell>
          <table:table-cell table:formula="of:=LOG10([.E1])" office:value-type="float" office:value="3.514946005308" calcext:value-type="float">
            <text:p>3.514946005308</text:p>
          </table:table-cell>
          <table:table-cell table:formula="of:=LOG10([.F1])" office:value-type="float" office:value="4.19813451983168" calcext:value-type="float">
            <text:p>4.19813451983168</text:p>
          </table:table-cell>
          <table:table-cell table:formula="of:=LOG10([.G1])" office:value-type="float" office:value="4.84378697540582" calcext:value-type="float">
            <text:p>4.84378697540582</text:p>
          </table:table-cell>
          <table:table-cell table:formula="of:=LOG10([.H1])" office:value-type="float" office:value="5.46886846643256" calcext:value-type="float">
            <text:p>5.46886846643256</text:p>
          </table:table-cell>
        </table:table-row>
        <table:table-row table:style-name="ro1">
          <table:table-cell/>
          <table:table-cell office:value-type="string" calcext:value-type="string">
            <text:p>L1_err</text:p>
          </table:table-cell>
          <table:table-cell office:value-type="float" office:value="0.0702917" calcext:value-type="float">
            <text:p>0.0702917</text:p>
          </table:table-cell>
          <table:table-cell office:value-type="float" office:value="0.0373241" calcext:value-type="float">
            <text:p>0.0373241</text:p>
          </table:table-cell>
          <table:table-cell office:value-type="float" office:value="0.0185107" calcext:value-type="float">
            <text:p>0.0185107</text:p>
          </table:table-cell>
          <table:table-cell office:value-type="float" office:value="0.00925417" calcext:value-type="float">
            <text:p>0.00925417</text:p>
          </table:table-cell>
          <table:table-cell office:value-type="float" office:value="0.00443079" calcext:value-type="float">
            <text:p>0.00443079</text:p>
          </table:table-cell>
          <table:table-cell office:value-type="float" office:value="0.00213077" calcext:value-type="float">
            <text:p>0.00213077</text:p>
          </table:table-cell>
        </table:table-row>
        <table:table-row table:style-name="ro1">
          <table:table-cell/>
          <table:table-cell office:value-type="string" calcext:value-type="string">
            <text:p>LOG_L1</text:p>
          </table:table-cell>
          <table:table-cell table:formula="of:=LOG10([.C3])" office:value-type="float" office:value="-1.15309595317375" calcext:value-type="float">
            <text:p>-1.15309595317375</text:p>
          </table:table-cell>
          <table:table-cell table:formula="of:=LOG10([.D3])" office:value-type="float" office:value="-1.42801065566579" calcext:value-type="float">
            <text:p>-1.42801065566579</text:p>
          </table:table-cell>
          <table:table-cell table:formula="of:=LOG10([.E3])" office:value-type="float" office:value="-1.73257715767124" calcext:value-type="float">
            <text:p>-1.73257715767124</text:p>
          </table:table-cell>
          <table:table-cell table:formula="of:=LOG10([.F3])" office:value-type="float" office:value="-2.03366252673111" calcext:value-type="float">
            <text:p>-2.03366252673111</text:p>
          </table:table-cell>
          <table:table-cell table:formula="of:=LOG10([.G3])" office:value-type="float" office:value="-2.35351883313301" calcext:value-type="float">
            <text:p>-2.35351883313301</text:p>
          </table:table-cell>
          <table:table-cell table:formula="of:=LOG10([.H3])" office:value-type="float" office:value="-2.67146342645741" calcext:value-type="float">
            <text:p>-2.6714634264574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DOF</text:p>
          </table:table-cell>
          <table:table-cell office:value-type="float" office:value="125" calcext:value-type="float">
            <text:p>125</text:p>
          </table:table-cell>
          <table:table-cell office:value-type="float" office:value="681" calcext:value-type="float">
            <text:p>681</text:p>
          </table:table-cell>
          <table:table-cell office:value-type="float" office:value="2421" calcext:value-type="float">
            <text:p>2421</text:p>
          </table:table-cell>
          <table:table-cell office:value-type="float" office:value="8049" calcext:value-type="float">
            <text:p>8049</text:p>
          </table:table-cell>
          <table:table-cell office:value-type="float" office:value="29661" calcext:value-type="float">
            <text:p>29661</text:p>
          </table:table-cell>
          <table:table-cell office:value-type="float" office:value="116073" calcext:value-type="float">
            <text:p>116073</text:p>
          </table:table-cell>
        </table:table-row>
        <table:table-row table:style-name="ro1">
          <table:table-cell/>
          <table:table-cell office:value-type="string" calcext:value-type="string">
            <text:p>LOG_DOF</text:p>
          </table:table-cell>
          <table:table-cell table:formula="of:=LOG10([.C7])" office:value-type="float" office:value="2.09691001300806" calcext:value-type="float">
            <text:p>2.09691001300806</text:p>
          </table:table-cell>
          <table:table-cell table:formula="of:=LOG10([.D7])" office:value-type="float" office:value="2.83314711191279" calcext:value-type="float">
            <text:p>2.83314711191279</text:p>
          </table:table-cell>
          <table:table-cell table:formula="of:=LOG10([.E7])" office:value-type="float" office:value="3.38399478944173" calcext:value-type="float">
            <text:p>3.38399478944173</text:p>
          </table:table-cell>
          <table:table-cell table:formula="of:=LOG10([.F7])" office:value-type="float" office:value="3.9057419273916" calcext:value-type="float">
            <text:p>3.9057419273916</text:p>
          </table:table-cell>
          <table:table-cell table:formula="of:=LOG10([.G7])" office:value-type="float" office:value="4.4721857888758" calcext:value-type="float">
            <text:p>4.4721857888758</text:p>
          </table:table-cell>
          <table:table-cell table:formula="of:=LOG10([.H7])" office:value-type="float" office:value="5.06473120927599" calcext:value-type="float">
            <text:p>5.06473120927599</text:p>
          </table:table-cell>
        </table:table-row>
        <table:table-row table:style-name="ro1">
          <table:table-cell/>
          <table:table-cell office:value-type="string" calcext:value-type="string">
            <text:p>L1_err</text:p>
          </table:table-cell>
          <table:table-cell office:value-type="float" office:value="0.0180675" calcext:value-type="float">
            <text:p>0.0180675</text:p>
          </table:table-cell>
          <table:table-cell office:value-type="float" office:value="0.0128546" calcext:value-type="float">
            <text:p>0.0128546</text:p>
          </table:table-cell>
          <table:table-cell office:value-type="float" office:value="0.0107864" calcext:value-type="float">
            <text:p>0.0107864</text:p>
          </table:table-cell>
          <table:table-cell office:value-type="float" office:value="0.00949457" calcext:value-type="float">
            <text:p>0.00949457</text:p>
          </table:table-cell>
          <table:table-cell office:value-type="float" office:value="0.00834597" calcext:value-type="float">
            <text:p>0.00834597</text:p>
          </table:table-cell>
          <table:table-cell office:value-type="float" office:value="0.00739868" calcext:value-type="float">
            <text:p>0.00739868</text:p>
          </table:table-cell>
        </table:table-row>
        <table:table-row table:style-name="ro1">
          <table:table-cell/>
          <table:table-cell office:value-type="string" calcext:value-type="string">
            <text:p>LOG_L1</text:p>
          </table:table-cell>
          <table:table-cell table:formula="of:=LOG10([.C9])" office:value-type="float" office:value="-1.74310193660996" calcext:value-type="float">
            <text:p>-1.74310193660996</text:p>
          </table:table-cell>
          <table:table-cell table:formula="of:=LOG10([.D9])" office:value-type="float" office:value="-1.89094143286753" calcext:value-type="float">
            <text:p>-1.89094143286753</text:p>
          </table:table-cell>
          <table:table-cell table:formula="of:=LOG10([.E9])" office:value-type="float" office:value="-1.96712347848772" calcext:value-type="float">
            <text:p>-1.96712347848772</text:p>
          </table:table-cell>
          <table:table-cell table:formula="of:=LOG10([.F9])" office:value-type="float" office:value="-2.02252469926356" calcext:value-type="float">
            <text:p>-2.02252469926356</text:p>
          </table:table-cell>
          <table:table-cell table:formula="of:=LOG10([.G9])" office:value-type="float" office:value="-2.0785231807144" calcext:value-type="float">
            <text:p>-2.0785231807144</text:p>
          </table:table-cell>
          <table:table-cell table:formula="of:=LOG10([.H9])" office:value-type="float" office:value="-2.13084575592464" calcext:value-type="float">
            <text:p>-2.13084575592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9:41:59.347401856</meta:creation-date>
    <dc:date>2025-10-12T19:57:24.627119006</dc:date>
    <meta:editing-duration>PT2M41S</meta:editing-duration>
    <meta:editing-cycles>2</meta:editing-cycles>
    <meta:document-statistic meta:table-count="1" meta:cell-count="58" meta:object-count="2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58cm" svg:y="0.315cm" chart:style-name="ch2">
          <text:p>Unit Sphere Convergence</text:p>
        </chart:title>
        <chart:legend chart:legend-position="end" svg:x="13.803cm" svg:y="3.952cm" style:legend-expansion="high" chart:style-name="ch3"/>
        <chart:plot-area chart:style-name="ch4" table:cell-range-address="Sheet1.C2:Sheet1.H3 Sheet1.A1:Sheet1.A1 Sheet1.A7:Sheet1.A7 Sheet1.C9:Sheet1.H9" chart:data-source-has-labels="column" svg:x="1.318cm" svg:y="1.288cm" svg:width="12.165cm" svg:height="6.564cm">
          <chart:coordinate-region svg:x="2.257cm" svg:y="1.487cm" svg:width="11.125cm" svg:height="5.718cm"/>
          <chart:axis chart:dimension="x" chart:name="primary-x" chart:style-name="ch5">
            <chart:title svg:x="6.516cm" svg:y="8.033cm" chart:style-name="ch6">
              <text:p>log10(DOF)</text:p>
            </chart:title>
          </chart:axis>
          <chart:axis chart:dimension="y" chart:name="primary-y" chart:style-name="ch7">
            <chart:title svg:x="0.451cm" svg:y="5.666cm" chart:style-name="ch8">
              <text:p>mean L1_ERR</text:p>
            </chart:title>
            <chart:grid chart:style-name="ch9" chart:class="major"/>
          </chart:axis>
          <chart:series chart:style-name="ch10" chart:values-cell-range-address="Sheet1.C3:Sheet1.H3" chart:label-cell-address="Sheet1.A1:Sheet1.A1" chart:class="chart:scatter">
            <chart:domain table:cell-range-address="Sheet1.C2:Sheet1.H2"/>
            <chart:data-point chart:repeated="6"/>
          </chart:series>
          <chart:series chart:style-name="ch11" chart:values-cell-range-address="Sheet1.C9:Sheet1.H9" chart:label-cell-address="Sheet1.A7:Sheet1.A7" chart:class="chart:scatter">
            <chart:domain table:cell-range-address="Sheet1.C8:Sheet1.H8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09691001300806">
                <text:p>2.09691001300806</text:p>
                <draw:g>
                  <svg:desc>Sheet1.C2:Sheet1.H2</svg:desc>
                </draw:g>
              </table:table-cell>
              <table:table-cell office:value-type="float" office:value="2.78746047451842">
                <text:p>2.78746047451842</text:p>
              </table:table-cell>
              <table:table-cell office:value-type="float" office:value="3.514946005308">
                <text:p>3.514946005308</text:p>
              </table:table-cell>
              <table:table-cell office:value-type="float" office:value="4.19813451983168">
                <text:p>4.19813451983168</text:p>
              </table:table-cell>
              <table:table-cell office:value-type="float" office:value="4.84378697540582">
                <text:p>4.84378697540582</text:p>
              </table:table-cell>
              <table:table-cell office:value-type="float" office:value="5.46886846643256">
                <text:p>5.46886846643256</text:p>
              </table:table-cell>
            </table:table-row>
            <table:table-row>
              <table:table-cell office:value-type="string">
                <text:p>Standard</text:p>
                <draw:g>
                  <svg:desc>Sheet1.A1:Sheet1.A1</svg:desc>
                </draw:g>
              </table:table-cell>
              <table:table-cell office:value-type="float" office:value="0.0702917">
                <text:p>0.0702917</text:p>
                <draw:g>
                  <svg:desc>Sheet1.C3:Sheet1.H3</svg:desc>
                </draw:g>
              </table:table-cell>
              <table:table-cell office:value-type="float" office:value="0.0373241">
                <text:p>0.0373241</text:p>
              </table:table-cell>
              <table:table-cell office:value-type="float" office:value="0.0185107">
                <text:p>0.0185107</text:p>
              </table:table-cell>
              <table:table-cell office:value-type="float" office:value="0.00925417">
                <text:p>0.00925417</text:p>
              </table:table-cell>
              <table:table-cell office:value-type="float" office:value="0.00443079">
                <text:p>0.00443079</text:p>
              </table:table-cell>
              <table:table-cell office:value-type="float" office:value="0.00213077">
                <text:p>0.00213077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.09691001300806">
                <text:p>2.09691001300806</text:p>
                <draw:g>
                  <svg:desc>Sheet1.C8:Sheet1.H8</svg:desc>
                </draw:g>
              </table:table-cell>
              <table:table-cell office:value-type="float" office:value="2.83314711191279">
                <text:p>2.83314711191279</text:p>
              </table:table-cell>
              <table:table-cell office:value-type="float" office:value="3.38399478944173">
                <text:p>3.38399478944173</text:p>
              </table:table-cell>
              <table:table-cell office:value-type="float" office:value="3.9057419273916">
                <text:p>3.9057419273916</text:p>
              </table:table-cell>
              <table:table-cell office:value-type="float" office:value="4.4721857888758">
                <text:p>4.4721857888758</text:p>
              </table:table-cell>
              <table:table-cell office:value-type="float" office:value="5.06473120927599">
                <text:p>5.06473120927599</text:p>
              </table:table-cell>
            </table:table-row>
            <table:table-row>
              <table:table-cell office:value-type="string">
                <text:p>Interface</text:p>
                <draw:g>
                  <svg:desc>Sheet1.A7:Sheet1.A7</svg:desc>
                </draw:g>
              </table:table-cell>
              <table:table-cell office:value-type="float" office:value="0.0180675">
                <text:p>0.0180675</text:p>
                <draw:g>
                  <svg:desc>Sheet1.C9:Sheet1.H9</svg:desc>
                </draw:g>
              </table:table-cell>
              <table:table-cell office:value-type="float" office:value="0.0128546">
                <text:p>0.0128546</text:p>
              </table:table-cell>
              <table:table-cell office:value-type="float" office:value="0.0107864">
                <text:p>0.0107864</text:p>
              </table:table-cell>
              <table:table-cell office:value-type="float" office:value="0.00949457">
                <text:p>0.00949457</text:p>
              </table:table-cell>
              <table:table-cell office:value-type="float" office:value="0.00834597">
                <text:p>0.00834597</text:p>
              </table:table-cell>
              <table:table-cell office:value-type="float" office:value="0.00739868">
                <text:p>0.00739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5cm" chart:style-name="ch2">
          <text:p>Convergence</text:p>
        </chart:title>
        <chart:legend chart:legend-position="end" svg:x="13.803cm" svg:y="3.952cm" style:legend-expansion="high" chart:style-name="ch3"/>
        <chart:plot-area chart:style-name="ch4" table:cell-range-address="Sheet1.C2:Sheet1.H2 Sheet1.A1:Sheet1.A1 Sheet1.C4:Sheet1.H4 Sheet1.A7:Sheet1.A7 Sheet1.C10:Sheet1.H10" chart:data-source-has-labels="column" svg:x="1.318cm" svg:y="1.288cm" svg:width="12.165cm" svg:height="6.564cm">
          <chart:coordinate-region svg:x="2.178cm" svg:y="1.487cm" svg:width="11.204cm" svg:height="6.166cm"/>
          <chart:axis chart:dimension="x" chart:name="primary-x" chart:style-name="ch5">
            <chart:title svg:x="6.695cm" svg:y="8.033cm" chart:style-name="ch6">
              <text:p>log(DOF)</text:p>
            </chart:title>
          </chart:axis>
          <chart:axis chart:dimension="y" chart:name="primary-y" chart:style-name="ch7">
            <chart:title svg:x="0.451cm" svg:y="6.089cm" chart:style-name="ch8">
              <text:p>log(MEAN_L1_ERR)</text:p>
            </chart:title>
            <chart:grid chart:style-name="ch9" chart:class="major"/>
          </chart:axis>
          <chart:series chart:style-name="ch10" chart:values-cell-range-address="Sheet1.C4:Sheet1.H4" chart:label-cell-address="Sheet1.A1:Sheet1.A1" chart:class="chart:scatter">
            <chart:domain table:cell-range-address="Sheet1.C2:Sheet1.H2"/>
            <chart:data-point chart:repeated="6"/>
          </chart:series>
          <chart:series chart:style-name="ch11" chart:values-cell-range-address="Sheet1.C10:Sheet1.H10" chart:label-cell-address="Sheet1.A7:Sheet1.A7" chart:class="chart:scatter">
            <chart:domain table:cell-range-address="Sheet1.C8:Sheet1.H8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09691001300806">
                <text:p>2.09691001300806</text:p>
                <draw:g>
                  <svg:desc>Sheet1.C2:Sheet1.H2</svg:desc>
                </draw:g>
              </table:table-cell>
              <table:table-cell office:value-type="float" office:value="2.78746047451842">
                <text:p>2.78746047451842</text:p>
              </table:table-cell>
              <table:table-cell office:value-type="float" office:value="3.514946005308">
                <text:p>3.514946005308</text:p>
              </table:table-cell>
              <table:table-cell office:value-type="float" office:value="4.19813451983168">
                <text:p>4.19813451983168</text:p>
              </table:table-cell>
              <table:table-cell office:value-type="float" office:value="4.84378697540582">
                <text:p>4.84378697540582</text:p>
              </table:table-cell>
              <table:table-cell office:value-type="float" office:value="5.46886846643256">
                <text:p>5.46886846643256</text:p>
              </table:table-cell>
            </table:table-row>
            <table:table-row>
              <table:table-cell office:value-type="string">
                <text:p>Standard</text:p>
                <draw:g>
                  <svg:desc>Sheet1.A1:Sheet1.A1</svg:desc>
                </draw:g>
              </table:table-cell>
              <table:table-cell office:value-type="float" office:value="-1.15309595317375">
                <text:p>-1.15309595317375</text:p>
                <draw:g>
                  <svg:desc>Sheet1.C4:Sheet1.H4</svg:desc>
                </draw:g>
              </table:table-cell>
              <table:table-cell office:value-type="float" office:value="-1.42801065566579">
                <text:p>-1.42801065566579</text:p>
              </table:table-cell>
              <table:table-cell office:value-type="float" office:value="-1.73257715767124">
                <text:p>-1.73257715767124</text:p>
              </table:table-cell>
              <table:table-cell office:value-type="float" office:value="-2.03366252673111">
                <text:p>-2.03366252673111</text:p>
              </table:table-cell>
              <table:table-cell office:value-type="float" office:value="-2.35351883313301">
                <text:p>-2.35351883313301</text:p>
              </table:table-cell>
              <table:table-cell office:value-type="float" office:value="-2.67146342645741">
                <text:p>-2.67146342645741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.09691001300806">
                <text:p>2.09691001300806</text:p>
                <draw:g>
                  <svg:desc>Sheet1.C8:Sheet1.H8</svg:desc>
                </draw:g>
              </table:table-cell>
              <table:table-cell office:value-type="float" office:value="2.83314711191279">
                <text:p>2.83314711191279</text:p>
              </table:table-cell>
              <table:table-cell office:value-type="float" office:value="3.38399478944173">
                <text:p>3.38399478944173</text:p>
              </table:table-cell>
              <table:table-cell office:value-type="float" office:value="3.9057419273916">
                <text:p>3.9057419273916</text:p>
              </table:table-cell>
              <table:table-cell office:value-type="float" office:value="4.4721857888758">
                <text:p>4.4721857888758</text:p>
              </table:table-cell>
              <table:table-cell office:value-type="float" office:value="5.06473120927599">
                <text:p>5.06473120927599</text:p>
              </table:table-cell>
            </table:table-row>
            <table:table-row>
              <table:table-cell office:value-type="string">
                <text:p>Interface</text:p>
                <draw:g>
                  <svg:desc>Sheet1.A7:Sheet1.A7</svg:desc>
                </draw:g>
              </table:table-cell>
              <table:table-cell office:value-type="float" office:value="-1.74310193660996">
                <text:p>-1.74310193660996</text:p>
                <draw:g>
                  <svg:desc>Sheet1.C10:Sheet1.H10</svg:desc>
                </draw:g>
              </table:table-cell>
              <table:table-cell office:value-type="float" office:value="-1.89094143286753">
                <text:p>-1.89094143286753</text:p>
              </table:table-cell>
              <table:table-cell office:value-type="float" office:value="-1.96712347848772">
                <text:p>-1.96712347848772</text:p>
              </table:table-cell>
              <table:table-cell office:value-type="float" office:value="-2.02252469926356">
                <text:p>-2.02252469926356</text:p>
              </table:table-cell>
              <table:table-cell office:value-type="float" office:value="-2.0785231807144">
                <text:p>-2.0785231807144</text:p>
              </table:table-cell>
              <table:table-cell office:value-type="float" office:value="-2.13084575592464">
                <text:p>-2.130845755924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